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729AA96FBFD0121EF9.png" manifest:media-type="image/png"/>
  <manifest:file-entry manifest:full-path="Pictures/10000201000001E00000017151A11F8E9B043A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055cm" svg:y="-1.76cm" svg:width="18.851cm" svg:height="14.529cm" draw:z-index="0"><draw:image xlink:href="Pictures/10000201000001E0000001729AA96FBFD0121EF9.png" xlink:type="simple" xlink:show="embed" xlink:actuate="onLoad" draw:mime-type="image/png"/></draw:frame><draw:frame draw:style-name="fr1" draw:name="Image2" text:anchor-type="char" svg:x="-1.057cm" svg:y="13.021cm" svg:width="18.875cm" svg:height="14.51cm" draw:z-index="1"><draw:image xlink:href="Pictures/10000201000001E00000017151A11F8E9B043AD5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9T18:19:22.782000000</meta:creation-date>
    <dc:date>2025-11-19T20:14:52.334000000</dc:date>
    <meta:editing-duration>PT1H26M22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0.5.2$Windows_X86_64 LibreOffice_project/64390860c6cd0aca4beafafcfd84613dd9dfb63a</meta:generator>
  </office:meta>
</office:document-meta>
</file>